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64mm"/>
    </style:style>
    <style:style style:name="co2" style:family="table-column">
      <style:table-column-properties fo:break-before="auto" style:column-width="198.97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3.28mm"/>
    </style:style>
    <style:style style:name="co5" style:family="table-column">
      <style:table-column-properties fo:break-before="auto" style:column-width="19.05mm"/>
    </style:style>
    <style:style style:name="ro1" style:family="table-row">
      <style:table-row-properties style:row-height="4.96mm" fo:break-before="auto" style:use-optimal-row-height="true"/>
    </style:style>
    <style:style style:name="ro2" style:family="table-row">
      <style:table-row-properties style:row-height="5.06mm" fo:break-before="auto" style:use-optimal-row-height="true"/>
    </style:style>
    <style:style style:name="ro3" style:family="table-row">
      <style:table-row-properties style:row-height="9.31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ro5" style:family="table-row">
      <style:table-row-properties style:row-height="4.9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b2b2b2"/>
    </style:style>
    <style:style style:name="ce7" style:family="table-cell" style:parent-style-name="Default" style:data-style-name="N0">
      <style:table-cell-properties fo:background-color="#dddddd"/>
    </style:style>
    <style:style style:name="ce8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start" fo:margin-left="0mm"/>
    </style:style>
    <style:style style:name="ce9" style:family="table-cell" style:parent-style-name="Default" style:data-style-name="N0">
      <style:table-cell-properties fo:background-color="#b2b2b2" fo:wrap-option="wrap" style:vertical-align="automatic"/>
    </style:style>
    <style:style style:name="ce10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020" table:default-cell-style-name="ce4"/>
        <table:table-column table:style-name="co4" table:default-cell-style-name="ce4"/>
        <table:table-column table:style-name="co5" table:default-cell-style-name="ce4"/>
        <table:table-row table:style-name="ro1">
          <table:table-cell table:style-name="ce1" office:value-type="string" calcext:value-type="string">
            <text:p>ID</text:p>
          </table:table-cell>
          <table:table-cell table:style-name="ce5"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En tant qu'utilisateur anonyme, je peux m'inscrire au site afin de pouvoir chercher ou vendre une propriété.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Tout moment, si je ne suis pas connecté, je dois avoir le choix de me connecter ou de m'inscrire.</text:p>
          </table:table-cell>
          <table:table-cell table:style-name="ce7" office:value-type="string" calcext:value-type="string">
            <text:p>DONE</text:p>
          </table:table-cell>
          <table:table-cell table:style-name="ce7" table:number-columns-repeated="1021"/>
        </table:table-row>
        <table:table-row table:style-name="ro1">
          <table:table-cell table:style-name="ce2"/>
          <table:table-cell table:style-name="ce7" office:value-type="string" calcext:value-type="string">
            <text:p>La page d'inscription me permet d'entrer mes informations de client afin de créer mon compte.</text:p>
          </table:table-cell>
          <table:table-cell table:style-name="ce7" office:value-type="string" calcext:value-type="string">
            <text:p>DONE</text:p>
          </table:table-cell>
          <table:table-cell table:style-name="ce7" table:number-columns-repeated="1021"/>
        </table:table-row>
        <table:table-row table:style-name="ro1">
          <table:table-cell table:style-name="ce2"/>
          <table:table-cell table:style-name="ce7" office:value-type="string" calcext:value-type="string">
            <text:p>En remplissant mes informations, mon compte est créé.</text:p>
          </table:table-cell>
          <table:table-cell table:style-name="ce7" office:value-type="string" calcext:value-type="string">
            <text:p>DONE</text:p>
          </table:table-cell>
          <table:table-cell table:style-name="ce7" table:number-columns-repeated="1021"/>
        </table:table-row>
        <table:table-row table:style-name="ro1">
          <table:table-cell table:style-name="ce2"/>
          <table:table-cell table:style-name="ce7" office:value-type="string" calcext:value-type="string">
            <text:p>Directement après la création de mon compte, je suis considéré comme connecté.</text:p>
          </table:table-cell>
          <table:table-cell table:style-name="ce7" office:value-type="string" calcext:value-type="string">
            <text:p>DONE</text:p>
          </table:table-cell>
          <table:table-cell table:style-name="ce7" table:number-columns-repeated="1021"/>
        </table:table-row>
        <table:table-row table:style-name="ro1">
          <table:table-cell table:style-name="ce2"/>
          <table:table-cell table:style-name="ce7" table:number-columns-repeated="102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En tant qu'administrateur, je peux me connecter à mon compte afin de visualiser mes actions possibles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En mode non connecté, un menu s'affiche pour me permettre de me connecter</text:p>
          </table:table-cell>
          <table:table-cell table:style-name="ce7" office:value-type="string" calcext:value-type="string">
            <text:p>DONE</text:p>
          </table:table-cell>
          <table:table-cell table:style-name="ce7" table:number-columns-repeated="1021"/>
        </table:table-row>
        <table:table-row table:style-name="ro1">
          <table:table-cell table:style-name="ce2"/>
          <table:table-cell table:style-name="ce7" office:value-type="string" calcext:value-type="string">
            <text:p>Un mot de passe invalide ou un administrateur invalide refuse l'accès et un message s'affiche</text:p>
          </table:table-cell>
          <table:table-cell table:style-name="ce7" office:value-type="string" calcext:value-type="string">
            <text:p>DONE</text:p>
          </table:table-cell>
          <table:table-cell table:style-name="ce7" table:number-columns-repeated="1021"/>
        </table:table-row>
        <table:table-row table:style-name="ro1">
          <table:table-cell table:style-name="ce2"/>
          <table:table-cell table:style-name="ce7" office:value-type="string" calcext:value-type="string">
            <text:p>Les accès valides, la session est ouverte et la page suivante indique que l'administrateur est bien connecté</text:p>
          </table:table-cell>
          <table:table-cell table:style-name="ce7" office:value-type="string" calcext:value-type="string">
            <text:p>DONE</text:p>
          </table:table-cell>
          <table:table-cell table:style-name="ce7" table:number-columns-repeated="1021"/>
        </table:table-row>
        <table:table-row table:style-name="ro1">
          <table:table-cell table:style-name="ce2"/>
          <table:table-cell table:style-name="ce7" office:value-type="string" calcext:value-type="string">
            <text:p>Je ne peux naviguer dans les pages réservées du site si je ne suis pas connecté</text:p>
          </table:table-cell>
          <table:table-cell table:style-name="ce7" office:value-type="string" calcext:value-type="string">
            <text:p>DONE</text:p>
          </table:table-cell>
          <table:table-cell table:style-name="ce7" table:number-columns-repeated="1021"/>
        </table:table-row>
        <table:table-row table:style-name="ro1">
          <table:table-cell table:style-name="ce2"/>
          <table:table-cell table:style-name="ce7" office:value-type="string" calcext:value-type="string">
            <text:p>Je peux me déconnecter à tout moment</text:p>
          </table:table-cell>
          <table:table-cell table:style-name="ce7" office:value-type="string" calcext:value-type="string">
            <text:p>DONE</text:p>
          </table:table-cell>
          <table:table-cell table:style-name="ce7" table:number-columns-repeated="1021"/>
        </table:table-row>
        <table:table-row table:style-name="ro1">
          <table:table-cell table:style-name="ce2"/>
          <table:table-cell table:style-name="ce7" table:number-columns-repeated="102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En tant que vendeur, je peux me connecter à mon compte afin de pouvoir vendre ma propriété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En mode non connecté, un menu s'affiche pour me permettre de me connecter</text:p>
          </table:table-cell>
          <table:table-cell table:style-name="ce7" office:value-type="string" calcext:value-type="string">
            <text:p>DONE</text:p>
          </table:table-cell>
          <table:table-cell table:style-name="ce7" table:number-columns-repeated="1021"/>
        </table:table-row>
        <table:table-row table:style-name="ro1">
          <table:table-cell table:style-name="ce2"/>
          <table:table-cell table:style-name="ce7" office:value-type="string" calcext:value-type="string">
            <text:p>Un mot de passe invalide ou un vendeur invalide refuse l'accès et un message s'affiche</text:p>
          </table:table-cell>
          <table:table-cell table:style-name="ce7" office:value-type="string" calcext:value-type="string">
            <text:p>DONE</text:p>
          </table:table-cell>
          <table:table-cell table:style-name="ce7" table:number-columns-repeated="1021"/>
        </table:table-row>
        <table:table-row table:style-name="ro1">
          <table:table-cell table:style-name="ce2"/>
          <table:table-cell table:style-name="ce7" office:value-type="string" calcext:value-type="string">
            <text:p>Les accès valides, la session est ouverte et la page suivante indique que le vendeur est bien connecté</text:p>
          </table:table-cell>
          <table:table-cell table:style-name="ce7" office:value-type="string" calcext:value-type="string">
            <text:p>DONE</text:p>
          </table:table-cell>
          <table:table-cell table:style-name="ce7" table:number-columns-repeated="1021"/>
        </table:table-row>
        <table:table-row table:style-name="ro1">
          <table:table-cell table:style-name="ce2"/>
          <table:table-cell table:style-name="ce7" office:value-type="string" calcext:value-type="string">
            <text:p>Je ne peux naviguer dans les pages réservées du site si je ne suis pas connecté</text:p>
          </table:table-cell>
          <table:table-cell table:style-name="ce7" office:value-type="string" calcext:value-type="string">
            <text:p>DONE</text:p>
          </table:table-cell>
          <table:table-cell table:style-name="ce7" table:number-columns-repeated="1021"/>
        </table:table-row>
        <table:table-row table:style-name="ro1">
          <table:table-cell table:style-name="ce2"/>
          <table:table-cell table:style-name="ce7" office:value-type="string" calcext:value-type="string">
            <text:p>Je ne peux naviguer dans les pages qui ne correspondent pas à mon statut</text:p>
          </table:table-cell>
          <table:table-cell table:style-name="ce7" office:value-type="string" calcext:value-type="string">
            <text:p>DONE</text:p>
          </table:table-cell>
          <table:table-cell table:style-name="ce7" table:number-columns-repeated="1021"/>
        </table:table-row>
        <table:table-row table:style-name="ro1">
          <table:table-cell table:style-name="ce2"/>
          <table:table-cell table:style-name="ce7" office:value-type="string" calcext:value-type="string">
            <text:p>Je peux me déconnecter à tout moment</text:p>
          </table:table-cell>
          <table:table-cell table:style-name="ce7" office:value-type="string" calcext:value-type="string">
            <text:p>DONE</text:p>
          </table:table-cell>
          <table:table-cell table:style-name="ce7" table:number-columns-repeated="1021"/>
        </table:table-row>
        <table:table-row table:style-name="ro1">
          <table:table-cell table:style-name="ce2"/>
          <table:table-cell table:style-name="ce7" table:number-columns-repeated="102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En tant qu'acheteur, je peux me connecter à mon compte afin de pouvoir rechercher des propriétés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En mode non connecté, un menu s'affiche pour me permettre de me connecter</text:p>
          </table:table-cell>
          <table:table-cell table:style-name="ce7" office:value-type="string" calcext:value-type="string">
            <text:p>DONE</text:p>
          </table:table-cell>
          <table:table-cell table:style-name="ce7" table:number-columns-repeated="1021"/>
        </table:table-row>
        <table:table-row table:style-name="ro1">
          <table:table-cell table:style-name="ce2"/>
          <table:table-cell table:style-name="ce7" office:value-type="string" calcext:value-type="string">
            <text:p>Un mot de passe invalide ou un acheteur invalide refuse l'accès et un message s'affiche</text:p>
          </table:table-cell>
          <table:table-cell table:style-name="ce7" office:value-type="string" calcext:value-type="string">
            <text:p>DONE</text:p>
          </table:table-cell>
          <table:table-cell table:style-name="ce7" table:number-columns-repeated="1021"/>
        </table:table-row>
        <table:table-row table:style-name="ro1">
          <table:table-cell table:style-name="ce2"/>
          <table:table-cell table:style-name="ce7" office:value-type="string" calcext:value-type="string">
            <text:p>Les accès valides, la session est ouverte et la page suivante indique que le acheteur est bien connecté</text:p>
          </table:table-cell>
          <table:table-cell table:style-name="ce7" office:value-type="string" calcext:value-type="string">
            <text:p>DONE</text:p>
          </table:table-cell>
          <table:table-cell table:style-name="ce7" table:number-columns-repeated="1021"/>
        </table:table-row>
        <table:table-row table:style-name="ro1">
          <table:table-cell table:style-name="ce2"/>
          <table:table-cell table:style-name="ce7" office:value-type="string" calcext:value-type="string">
            <text:p>Je ne peux naviguer dans les pages réservées du site si je ne suis pas connecté</text:p>
          </table:table-cell>
          <table:table-cell table:style-name="ce7" office:value-type="string" calcext:value-type="string">
            <text:p>DONE</text:p>
          </table:table-cell>
          <table:table-cell table:style-name="ce7" table:number-columns-repeated="1021"/>
        </table:table-row>
        <table:table-row table:style-name="ro1">
          <table:table-cell table:style-name="ce2"/>
          <table:table-cell table:style-name="ce7" office:value-type="string" calcext:value-type="string">
            <text:p>Je ne peux naviguer dans les pages qui ne correspondent pas à mon statut</text:p>
          </table:table-cell>
          <table:table-cell table:style-name="ce7" office:value-type="string" calcext:value-type="string">
            <text:p>DONE</text:p>
          </table:table-cell>
          <table:table-cell table:style-name="ce7" table:number-columns-repeated="1021"/>
        </table:table-row>
        <table:table-row table:style-name="ro1">
          <table:table-cell table:style-name="ce2"/>
          <table:table-cell table:style-name="ce7" office:value-type="string" calcext:value-type="string">
            <text:p>Je peux me déconnecter à tout moment</text:p>
          </table:table-cell>
          <table:table-cell table:style-name="ce7" office:value-type="string" calcext:value-type="string">
            <text:p>DONE</text:p>
          </table:table-cell>
          <table:table-cell table:style-name="ce7" table:number-columns-repeated="1021"/>
        </table:table-row>
        <table:table-row table:style-name="ro1">
          <table:table-cell table:style-name="ce2"/>
          <table:table-cell table:style-name="ce7" table:number-columns-repeated="102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En tant que vendeur, je peux mettre en vente une propriété afin de m'en séparer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En me connectant en tant que vendeur, j'obtiens une liste d'actions possibles, dont l'une me permet de mettre en vente une propriété.</text:p>
          </table:table-cell>
          <table:table-cell table:style-name="ce7" table:number-columns-repeated="2"/>
          <table:table-cell table:style-name="ce7" office:value-type="string" calcext:value-type="string">
            <text:p>DONE</text:p>
          </table:table-cell>
          <table:table-cell table:style-name="ce7"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Je peux indiquer le type de la propriété en vente, l'adresse et un prix de vente.</text:p>
          </table:table-cell>
          <table:table-cell table:style-name="ce7" table:number-columns-repeated="2"/>
          <table:table-cell table:style-name="ce7" office:value-type="string" calcext:value-type="string">
            <text:p>DONE</text:p>
          </table:table-cell>
          <table:table-cell table:style-name="ce7"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En confirmant, la propriété est mise en vente et visible des acheteurs.</text:p>
          </table:table-cell>
          <table:table-cell table:style-name="ce7" table:number-columns-repeated="2"/>
          <table:table-cell table:style-name="ce7" office:value-type="string" calcext:value-type="string">
            <text:p>DONE</text:p>
          </table:table-cell>
          <table:table-cell table:style-name="ce7" table:number-columns-repeated="1019"/>
        </table:table-row>
        <table:table-row table:style-name="ro1">
          <table:table-cell table:style-name="ce2"/>
          <table:table-cell table:style-name="ce7" table:number-columns-repeated="102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En tant que vendeur, je peux remplir les informations de ma propriété en vente afin de bien la décrire.</text:p>
          </table:table-cell>
          <table:table-cell table:style-name="ce7" table:number-columns-repeated="2"/>
          <table:table-cell table:style-name="ce7" office:value-type="string" calcext:value-type="string">
            <text:p>DONE</text:p>
          </table:table-cell>
          <table:table-cell table:style-name="ce7"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En confirmant une mise en vente de propriété, je suis redirigé automatiquement vers l'édition de ma propriété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Je peux remplir les informations détaillées de ma propriété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Je peux sauvegarder mes modifications afin que le système mémorise le changement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Un acheteur peut voir tous les détails que j'ai saisi en visualisant ma propriété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table:number-columns-repeated="102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En tant que vendeur, je peux modifier les informations de ma propriété afin de corriger des erreurs ou changements plus tard.</text:p>
          </table:table-cell>
          <table:table-cell table:style-name="ce7" table:number-columns-repeated="2"/>
          <table:table-cell table:style-name="ce7" office:value-type="string" calcext:value-type="string">
            <text:p>DONE</text:p>
          </table:table-cell>
          <table:table-cell table:style-name="ce7"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En me connectant en tant que vendeur, j'obtiens une liste d'actions possibles, dont l'une me permet d'éditer mes propriétés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Je peux remplir les informations détaillées de ma propriété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Je peux sauvegarder mes modifications afin que le système mémorise le changement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Un acheteur peut voir tous les détails que j'ai saisi en visualisant ma propriété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table:number-columns-repeated="102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Sans intervention extérieure, le système peut bloquer les comptes des membres dont l'adresse courriel est invalide afin de les forcer à mettre à jours leurs coordonnées.</text:p>
          </table:table-cell>
          <table:table-cell table:style-name="ce7" table:number-columns-repeated="2"/>
          <table:table-cell table:style-name="ce7" office:value-type="string" calcext:value-type="string">
            <text:p>DONE</text:p>
          </table:table-cell>
          <table:table-cell table:style-name="ce7"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Lorsqu'un utilisateur tente de s'enregistrer, il force la saisie d'une adresse courriel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Au moment de s'enregistrer, envoie un courriel demandant de confirmer l'adresse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Si l'utilisateur reçoit le message et retourne sur un lien indiqué dans le courriel, le compte est créé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Si un courriel envoyé à l'utilisateur rebondi, le compte est bloqué et la procédure de validation de courriel doit être recommencée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Les courriels rebondis sont retransmis lorsque le nouveau courriel est validé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table:number-columns-repeated="102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En tant qu'acheteur, je peux modifier mon profil afin d'y mettre à jour mes coordonnées.</text:p>
          </table:table-cell>
          <table:table-cell table:style-name="ce7" table:number-columns-repeated="2"/>
          <table:table-cell table:style-name="ce7" office:value-type="string" calcext:value-type="string">
            <text:p>DONE</text:p>
          </table:table-cell>
          <table:table-cell table:style-name="ce7" office:value-type="string" calcext:value-type="string">
            <text:p>(implique que la story 8 est fonctionnel à la dernière ligne)</text:p>
          </table:table-cell>
          <table:table-cell table:style-name="ce7" table:number-columns-repeated="1018"/>
        </table:table-row>
        <table:table-row table:style-name="ro1">
          <table:table-cell table:style-name="ce2"/>
          <table:table-cell table:style-name="ce7" office:value-type="string" calcext:value-type="string">
            <text:p>En me connectant en tant qu'acheteur, j'obtiens une liste d'actions possibles, dont l'une me permet d'éditer mon profil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Je peux modifier mes coordonnées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La sauvegarde persiste les changements appliqués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Toute modification de mon adresse courriel entraîne un processus de validation de l'adresse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table:number-columns-repeated="102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En tant qu'acheteur, je peux cliquer sur une propriété afin d'y afficher ses détails.</text:p>
          </table:table-cell>
          <table:table-cell table:style-name="ce7" table:number-columns-repeated="2"/>
          <table:table-cell table:style-name="ce7" office:value-type="float" office:value="5" calcext:value-type="float">
            <text:p>5</text:p>
          </table:table-cell>
          <table:table-cell table:style-name="ce7"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En me connectant en tant qu'acheteur, j'obtiens une liste d'actions possibles, dont l'une me permet de rechercher une propriété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En cliquant sur une propriété, je peux consulter les détails de celle-ci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Il m'est possible de visualiser les images de la propriété que je consulte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Un retour en arrière me ramène à la page de recherche où j'étais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table:number-columns-repeated="102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En tant qu'acheteur, je peux rechercher des propriétés par ordre chronologique des enregistrements sur le site.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(implique l'ajout d'une date de création à la propriété)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7" office:value-type="string" calcext:value-type="string">
            <text:p>En me connectant en tant qu'acheteur, j'obtiens une liste d'actions possibles, dont l'une me permet de rechercher une propriété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Je peux trier les résultats de recherche pour afficher en premier les plus récentes mises en vente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Je peux trier les résultats de recherche pour afficher en premier les plus anciennes mises en vente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table:number-columns-repeated="102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En tant qu'acheteur, je peux rechercher des propriétés par ordre de prix.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En me connectant en tant qu'acheteur, j'obtiens une liste d'actions possibles, dont l'une me permet de rechercher une propriété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Je peux trier les résultats de recherche pour afficher en premier les propriétés les plus chères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Je peux trier les résultats de recherche pour afficher en premier les propriétés aux plus bas prix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table:number-columns-repeated="102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En tant qu'utilisateur anonyme, je peux connaître des statistiques juteuses du site afin de m'intéresser au site.</text:p>
          </table:table-cell>
          <table:table-cell table:style-name="ce7" table:number-columns-repeated="2"/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(ajout d'un système de statistique)</text:p>
          </table:table-cell>
          <table:table-cell table:style-name="ce7" table:number-columns-repeated="1018"/>
        </table:table-row>
        <table:table-row table:style-name="ro1">
          <table:table-cell table:style-name="ce2"/>
          <table:table-cell table:style-name="ce7" office:value-type="string" calcext:value-type="string">
            <text:p>Sur la page d'accueil, je peux voir le nombre de propriétés vendues dans la dernière année si je ne suis pas connecté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8" office:value-type="string" calcext:value-type="string">
            <text:p>Sur la page d'accueil, je peux voir le nombre de propriétés présentement en vente par catégorie de maison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8" office:value-type="string" calcext:value-type="string">
            <text:p>Sur la page d'accueil, je peux voir le nombre d'acheteurs et de vendeurs actifs sur le site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table:number-columns-repeated="102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En tant qu'utilisateur anonyme, je peux visualiser les propriétés les plus populaires afin de m'intéresser.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(implique le bon fonctionnement du système de statistique)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7" office:value-type="string" calcext:value-type="string">
            <text:p>Le système enregistre le nombre de visiteurs des détails des propriétés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Sur la page d'accueil, si je ne suis pas connecté, je peux naviguer vers les propriétés les plus populaires par catégories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Je peux voir la liste des propriétés populaires par catégorie si je ne suis pas connecté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Je peux voir les détails de l'une de ces propriétés si je ne suis pas connecté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Tenter de visualiser à une propriété différente affiche une erreur si je ne suis pas connecté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table:number-columns-repeated="102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En tant qu'administrateur, je peux connaître le nombre d'utilisateurs actifs de chaque type afin de connaître la part du marché occupée.</text:p>
          </table:table-cell>
          <table:table-cell table:style-name="ce7" table:number-columns-repeated="2"/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(implique le bon fonctionnement du système de statistique)</text:p>
          </table:table-cell>
          <table:table-cell table:style-name="ce7" table:number-columns-repeated="1018"/>
        </table:table-row>
        <table:table-row table:style-name="ro1">
          <table:table-cell table:style-name="ce2"/>
          <table:table-cell table:style-name="ce7" office:value-type="string" calcext:value-type="string">
            <text:p>En me connectant en tant qu'administrateur, la page à laquelle j'accède présente une liste de rapports d'états que je peux consulter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Je peux visualiser le nombre d'acheteurs connectés dans le dernier 6 mois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Je peux visualiser le nombre de vendeurs ayant au moins une propriété à vendre activée sur le site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table:number-columns-repeated="102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En tant que vendeur, je peux ajouter des photos de ma propriété afin d'augmenter sa visibilité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En me connectant en tant que vendeur, j'obtiens une liste d'actions possibles, dont l'une me permet d'éditer mes propriétés.</text:p>
          </table:table-cell>
          <table:table-cell table:style-name="ce7" table:number-columns-repeated="2"/>
          <table:table-cell table:style-name="ce7" office:value-type="float" office:value="15" calcext:value-type="float">
            <text:p>15</text:p>
          </table:table-cell>
          <table:table-cell table:style-name="ce7"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Je peux téléverser des photos de ma propriété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Je peux effacer des photos de ma propriété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Un administrateur doit accepter les photos avant que celles-ci ne soient diffusées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table:number-columns-repeated="102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En tant que vendeur, je peux modifier le prix de vente affiché de ma propriété afin de modifier mon profit.</text:p>
          </table:table-cell>
          <table:table-cell table:style-name="ce7" table:number-columns-repeated="2"/>
          <table:table-cell table:style-name="ce7" office:value-type="float" office:value="5" calcext:value-type="float">
            <text:p>5</text:p>
          </table:table-cell>
          <table:table-cell table:style-name="ce7"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En me connectant en tant que vendeur, j'obtiens une liste d'actions possibles, dont l'une me permet d'éditer mes propriétés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Je peux choisir de modifier le prix de vente affiché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Le système conserve l'historique du prix de vente de la propriété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table:number-columns-repeated="102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office:value-type="string" calcext:value-type="string">
            <text:p>En tant que vendeur, je peux modifier mon profil afin d'y mettre à jour mes coordonnées.</text:p>
          </table:table-cell>
          <table:table-cell table:style-name="ce7" table:number-columns-repeated="2"/>
          <table:table-cell table:style-name="ce7" office:value-type="float" office:value="5" calcext:value-type="float">
            <text:p>5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1016"/>
        </table:table-row>
        <table:table-row table:style-name="ro1">
          <table:table-cell table:style-name="ce2"/>
          <table:table-cell table:style-name="ce7" office:value-type="string" calcext:value-type="string">
            <text:p>En me connectant en tant que vendeur, j'obtiens une liste d'actions possibles, dont l'une me permet d'éditer mon profil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Je peux modifier mes coordonnées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La sauvegarde persiste les changements appliqués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Toute modification de mon adresse courriel entraîne un processus de validation de l'adresse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table:number-columns-repeated="1023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6" office:value-type="string" calcext:value-type="string">
            <text:p>En tant que vendeur, je peux modifier mes choix de fréquence d'alertes afin de ne pas être dérangé pour rien.</text:p>
          </table:table-cell>
          <table:table-cell table:style-name="ce7" table:number-columns-repeated="2"/>
          <table:table-cell table:style-name="ce7" office:value-type="float" office:value="20" calcext:value-type="float">
            <text:p>20</text:p>
          </table:table-cell>
          <table:table-cell table:style-name="ce7" table:number-columns-repeated="2"/>
          <table:table-cell table:style-name="ce7" office:value-type="float" office:value="20" calcext:value-type="float">
            <text:p>20</text:p>
          </table:table-cell>
          <table:table-cell table:style-name="ce7" table:number-columns-repeated="1016"/>
        </table:table-row>
        <table:table-row table:style-name="ro1">
          <table:table-cell table:style-name="ce2"/>
          <table:table-cell table:style-name="ce7" office:value-type="string" calcext:value-type="string">
            <text:p>En me connectant en tant que vendeur, j'obtiens une liste d'actions possibles, dont l'une me permet d'éditer mon profil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Je peux choisir d'être alerté lors d'une visite de la page de ma résidence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Je peux choisir d'être alerté lors d'une demande de mise en relation avec un acheteur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Je peux choisir la fréquence des alertes de chaque type. (ponctuelle, journalière, hebdomadaire)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Ces préférences sont respectées par le système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table:number-columns-repeated="102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office:value-type="string" calcext:value-type="string">
            <text:p>En tant qu'acheteur, je peux modifier mes choix de fréquences d'alertes afin de ne pas être dérangé pour rien</text:p>
          </table:table-cell>
          <table:table-cell table:style-name="ce7" table:number-columns-repeated="2"/>
          <table:table-cell table:style-name="ce7" office:value-type="float" office:value="20" calcext:value-type="float">
            <text:p>20</text:p>
          </table:table-cell>
          <table:table-cell table:style-name="ce7" table:number-columns-repeated="2"/>
          <table:table-cell table:style-name="ce7" office:value-type="float" office:value="20" calcext:value-type="float">
            <text:p>20</text:p>
          </table:table-cell>
          <table:table-cell table:style-name="ce7" table:number-columns-repeated="1016"/>
        </table:table-row>
        <table:table-row table:style-name="ro1">
          <table:table-cell table:style-name="ce2"/>
          <table:table-cell table:style-name="ce7" office:value-type="string" calcext:value-type="string">
            <text:p>En me connectant en tant qu'acheteur, j'obtiens une liste d'actions possibles, dont l'une me permet d'éditer mon profil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Je peux choisir d'être alerté des nouvelles propriétés mises en vente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Je peux choisir d'être alerté des modifications à mes propriétés favorites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Je peux choisir la fréquence des alertes de chaque type. (ponctuelle, journalière, hebdomadaire)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Ces préférences sont respectées par le système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table:number-columns-repeated="102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6" office:value-type="string" calcext:value-type="string">
            <text:p>En tant que vendeur, je peux mettre plusieurs propriétés à vendre afin de vendre plus, plus vite.</text:p>
          </table:table-cell>
          <table:table-cell table:style-name="ce7" table:number-columns-repeated="2"/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float" office:value="0" calcext:value-type="float">
            <text:p>0</text:p>
          </table:table-cell>
          <table:table-cell table:style-name="ce7" table:number-columns-repeated="1016"/>
        </table:table-row>
        <table:table-row table:style-name="ro1">
          <table:table-cell table:style-name="ce2"/>
          <table:table-cell table:style-name="ce7" office:value-type="string" calcext:value-type="string">
            <text:p>En me connectant en tant que vendeur, j'obtiens une liste d'actions possibles, dont l'une me permet de mettre en vente une propriété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Je peux mettre en vente une propriété alors que j'en ai déjà mise une en vente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Je peux éditer individuellement chaque propriété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Toutes mes propriétés mises en ventes sont accessibles par les acheteurs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table:number-columns-repeated="102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6" office:value-type="string" calcext:value-type="string">
            <text:p>En tant que vendeur, je peux acheter pour un forfait de mise en ligne de ma propriété en vente.</text:p>
          </table:table-cell>
          <table:table-cell table:style-name="ce7" table:number-columns-repeated="2"/>
          <table:table-cell table:style-name="ce7" office:value-type="float" office:value="25" calcext:value-type="float">
            <text:p>25</text:p>
          </table:table-cell>
          <table:table-cell table:style-name="ce7" table:number-columns-repeated="2"/>
          <table:table-cell table:style-name="ce7" office:value-type="float" office:value="25" calcext:value-type="float">
            <text:p>25</text:p>
          </table:table-cell>
          <table:table-cell table:style-name="ce7" table:number-columns-repeated="1016"/>
        </table:table-row>
        <table:table-row table:style-name="ro1">
          <table:table-cell table:style-name="ce2"/>
          <table:table-cell table:style-name="ce7" office:value-type="string" calcext:value-type="string">
            <text:p>Afin de pouvoir mettre en vente une propriété, je dois acheter un forfait déterminant la durée de la mise en ligne de ma propriété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Les forfaits de vente disponibles sont de trois mois, six mois et un an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Des options peuvent être ajoutées au forfait (nombre de photos par propriété, service d'évaluateur)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L'achat se complète via une page bidon de paiement par carte de crédit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Une fois la transaction complétée, le vendeur reçoit un courriel de confirmation de paiement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Je suis redirigé vers l'édition de ma propriété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table:number-columns-repeated="1023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9" office:value-type="string" calcext:value-type="string">
            <text:p>En tant qu'acheteur, je veux pouvoir être mis en contact avec le vendeur d'une propriété afin que celui-ci puisse me joindre.</text:p>
          </table:table-cell>
          <table:table-cell table:style-name="ce7" table:number-columns-repeated="5"/>
          <table:table-cell table:style-name="ce7" office:value-type="float" office:value="20" calcext:value-type="float">
            <text:p>20</text:p>
          </table:table-cell>
          <table:table-cell table:style-name="ce7" table:number-columns-repeated="1016"/>
        </table:table-row>
        <table:table-row table:style-name="ro1">
          <table:table-cell table:style-name="ce2"/>
          <table:table-cell table:style-name="ce7" office:value-type="string" calcext:value-type="string">
            <text:p>En me connectant en tant qu'acheteur, j'obtiens une liste d'actions possibles, dont l'une me permet de rechercher une propriété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Sur la page de consultation d'une propriété, un bouton me permet de contacter le vendeur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Il m'est possible d'ajouter un message à attacher avec ma demande de contact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Le vendeur recevra une alerte correspondante de demande de mise en contact avec les coordonnées de l'acheteur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table:number-columns-repeated="102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6" office:value-type="string" calcext:value-type="string">
            <text:p>En tant qu'acheteur, je peux rechercher des propriétés par dernière date de modification afin de pouvoir reconsidérer des propriétés auparavant écartées.</text:p>
          </table:table-cell>
          <table:table-cell table:style-name="ce7" table:number-columns-repeated="5"/>
          <table:table-cell table:style-name="ce7" office:value-type="float" office:value="10" calcext:value-type="float">
            <text:p>10</text:p>
          </table:table-cell>
          <table:table-cell table:style-name="ce7" table:number-columns-repeated="1016"/>
        </table:table-row>
        <table:table-row table:style-name="ro1">
          <table:table-cell table:style-name="ce2"/>
          <table:table-cell table:style-name="ce7" office:value-type="string" calcext:value-type="string">
            <text:p>En me connectant en tant qu'acheteur, j'obtiens une liste d'actions possibles, dont l'une me permet de rechercher une propriété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Je peux trier les résultats de recherche pour afficher d'abord les résidences qui ont été éditées le plus récemment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Les changements au prix, aux photos, aux évaluations, et aux champs non libres entraînent une détection de changement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Pour éviter les abus, les changements aux descriptions « libres » doivent correspondre à plus de 25% d'un champ pour que le changement soit détecté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table:number-columns-repeated="102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6" office:value-type="string" calcext:value-type="string">
            <text:p>En tant qu'acheteur, je peux rechercher des propriétés par proximité à un code postal donné.</text:p>
          </table:table-cell>
          <table:table-cell table:style-name="ce7" table:number-columns-repeated="5"/>
          <table:table-cell table:style-name="ce7" office:value-type="float" office:value="25" calcext:value-type="float">
            <text:p>25</text:p>
          </table:table-cell>
          <table:table-cell table:style-name="ce7" table:number-columns-repeated="1016"/>
        </table:table-row>
        <table:table-row table:style-name="ro1">
          <table:table-cell table:style-name="ce2"/>
          <table:table-cell table:style-name="ce7" office:value-type="string" calcext:value-type="string">
            <text:p>En me connectant en tant qu'acheteur, j'obtiens une liste d'actions possibles, dont l'une me permet de rechercher une propriété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Je peux indiquer un code postal pour trier les résultats par ordre croissant de distance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Je peux indiquer une distance maximale pour filtrer les résultats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Si une propriété est modifiée pour correspondre aux critères, cette propriété apparaîtra dans la recherche en cours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Aucune propriété n'est « sautée » entre les pages de recherche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table:number-columns-repeated="1023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En tant qu'acheteur, je peux ajouter des critères sur le type de propriété à mes recherches afin de filtrer mes résultats.</text:p>
          </table:table-cell>
          <table:table-cell table:style-name="ce7" table:number-columns-repeated="5"/>
          <table:table-cell table:style-name="ce7" office:value-type="float" office:value="12" calcext:value-type="float">
            <text:p>12</text:p>
          </table:table-cell>
          <table:table-cell table:style-name="ce7" table:number-columns-repeated="1016"/>
        </table:table-row>
        <table:table-row table:style-name="ro1">
          <table:table-cell table:style-name="ce2"/>
          <table:table-cell table:style-name="ce7" office:value-type="string" calcext:value-type="string">
            <text:p>En me connectant en tant qu'acheteur, j'obtiens une liste d'actions possibles, dont l'une me permet de rechercher une propriété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Je peux choisir d'ajouter des critères valides sur les descriptions « fixes » des maisons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Je peux choisir plusieurs bonnes valeur pour un même critère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Je peux sélectionner de remplir ou nom les critères de mon choix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Une confirmation des critères recommence une recherche avec les filtres sélectionnés</text:p>
          </table:table-cell>
          <table:table-cell table:style-name="ce7" table:number-columns-repeated="1022"/>
        </table:table-row>
        <table:table-row table:style-name="ro2">
          <table:table-cell table:style-name="ce2"/>
          <table:table-cell table:style-name="ce7" table:number-columns-repeated="1023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En tant qu'acheteur, je peux ajouter des critères sur le prix de la propriété à mes recherches afin de filtrer mes résultats.</text:p>
          </table:table-cell>
          <table:table-cell table:style-name="ce7" table:number-columns-repeated="5"/>
          <table:table-cell table:style-name="ce7" office:value-type="float" office:value="5" calcext:value-type="float">
            <text:p>5</text:p>
          </table:table-cell>
          <table:table-cell table:style-name="ce7" table:number-columns-repeated="1016"/>
        </table:table-row>
        <table:table-row table:style-name="ro2">
          <table:table-cell table:style-name="ce2"/>
          <table:table-cell table:style-name="ce7" office:value-type="string" calcext:value-type="string">
            <text:p>En me connectant en tant qu'acheteur, j'obtiens une liste d'actions possibles, dont l'une me permet de rechercher une propriété.</text:p>
          </table:table-cell>
          <table:table-cell table:style-name="ce7" table:number-columns-repeated="1022"/>
        </table:table-row>
        <table:table-row table:style-name="ro2">
          <table:table-cell table:style-name="ce2"/>
          <table:table-cell table:style-name="ce7" office:value-type="string" calcext:value-type="string">
            <text:p>Je peux spécifier un prix minimum et maximum sur une propriété recherchée.</text:p>
          </table:table-cell>
          <table:table-cell table:style-name="ce7" table:number-columns-repeated="1022"/>
        </table:table-row>
        <table:table-row table:style-name="ro2">
          <table:table-cell table:style-name="ce2"/>
          <table:table-cell table:style-name="ce7" office:value-type="string" calcext:value-type="string">
            <text:p>Une confirmation des critères recommence une recherche avec les filtres sélectionnés</text:p>
          </table:table-cell>
          <table:table-cell table:style-name="ce7" table:number-columns-repeated="1022"/>
        </table:table-row>
        <table:table-row table:style-name="ro2">
          <table:table-cell table:style-name="ce2"/>
          <table:table-cell table:style-name="ce7" table:number-columns-repeated="1023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En tant qu'acheteur, je peux enregistrer des recherches avec critères afin de les refaire plus tard.</text:p>
          </table:table-cell>
          <table:table-cell table:style-name="ce7" table:number-columns-repeated="5"/>
          <table:table-cell table:style-name="ce7" office:value-type="float" office:value="15" calcext:value-type="float">
            <text:p>15</text:p>
          </table:table-cell>
          <table:table-cell table:style-name="ce7" table:number-columns-repeated="1016"/>
        </table:table-row>
        <table:table-row table:style-name="ro2">
          <table:table-cell table:style-name="ce2"/>
          <table:table-cell table:style-name="ce7" office:value-type="string" calcext:value-type="string">
            <text:p>À tout moment lors d'une recherche, je peux enregistrer mes critères en donnant un nom à cette recherche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À tout moment lors d'une recherche, je peux choisir de charger une recherche précédente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En sélectionnant le nom d'une recherche précédente, la recherche est lancée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Je peux modifier les critères d'une recherche chargée sans affecter la sauvegarde de la recherche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Je peux effacer des recherches sauvegardées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table:number-columns-repeated="102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6" office:value-type="string" calcext:value-type="string">
            <text:p>En tant qu'acheteur, je peux rechercher des propriétés qui entrent depuis peu dans mes recherches sauvegardées afin de consulter ces propriétés en priorité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En me connectant en tant qu'acheteur, j'obtiens une liste d'actions possibles, dont l'une me permet de rechercher une propriété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Il m'est possible de sélectionner une option priorisant les nouvelles correspondances à une recherche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En sélectionnant cette option, les nouvelles correspondances apparaissent en premier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L'ordre de tri est ensuite appliqué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table:number-columns-repeated="1023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6" office:value-type="string" calcext:value-type="string">
            <text:p>Sans intervention extérieure, le système doit pouvoir informer les acheteurs des visiteurs des informations de leur propriété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Le système journalise les visites d'une propriété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Le système journalise le nombre d'acheteur ayant cette propriété dans leurs favorites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Le système peut envoyer au vendeur concerné ces statistiques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Le système peut envoyer un message au vendeur lorsque l'une de ses propriétés a été visitée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table:number-columns-repeated="1023"/>
        </table:table-row>
        <table:table-row table:style-name="ro4">
          <table:table-cell table:style-name="ce2" office:value-type="float" office:value="31" calcext:value-type="float">
            <text:p>31</text:p>
          </table:table-cell>
          <table:table-cell table:style-name="ce9" office:value-type="string" calcext:value-type="string">
            <text:p>Sans intervention extérieure, le système doit déconnecter un utilisateur inactif depuis plus de 7 minutes et 42 secondes afin d'être plus sécuritaire.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Un utilisateur n'ayant pas changé de page assez rapidement est considéré comme déconnecté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Si un utilisateur est déconnecté de cette manière, une reconnexion le redirige vers la page où il se trouvait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Une reconnexion dans une recherche réinitialise la recherche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Des stratégies sont employées lors de l'édition de la description d'une propriété par un vendeur pour éviter de perdre le contenu en cours d'écriture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table:number-columns-repeated="102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6" office:value-type="string" calcext:value-type="string">
            <text:p>En tant qu'utilisateur anonyme, je peux visualiser les dernières propriétés vendues via le site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Je peux naviguer vers les dernières propriétés vendues si je ne suis pas connecté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Je peux voir la liste des dernières propriétés vendues si je ne suis pas connecté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Je peux voir les détails de l'une de ces propriétés si je ne suis pas connecté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Tenter de visualiser à une propriété différente affiche une erreur si je ne suis pas connecté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table:number-columns-repeated="102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6" office:value-type="string" calcext:value-type="string">
            <text:p>En tant que vendeur, je peux ajouter un rapport d'évaluateur à ma propriété afin de rassurer les acheteurs.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En me connectant en tant que vendeur, j'obtiens une liste d'actions possibles, dont l'une me permet de visualiser mes propriétés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En éditant une propriété, je peux téléverser un rapport d'évaluation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Un administrateur doit accepter le rapport avant que celui-ci ne soit diffusé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table:number-columns-repeated="102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6" office:value-type="string" calcext:value-type="string">
            <text:p>En tant que vendeur, je peux faire une demande d'évaluation de ma maison afin qu'un évaluateur me contacte.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En me connectant en tant que vendeur, j'obtiens une liste d'actions possibles, dont l'une me permet de visualiser mes propriétés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Un bouton permet de demander un rapport d'évaluateur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Un administrateur sera informé de la demande afin d'en informer un évaluateur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table:number-columns-repeated="102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6" office:value-type="string" calcext:value-type="string">
            <text:p>En tant qu'acheteur, je peux rechercher des propriétés dont le prix a été altéré à la hausse ou à la baisse afin de trouver des vendeurs avec lesquels négocier.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En me connectant en tant qu'acheteur, j'obtiens une liste d'actions possibles, dont l'une me permet de rechercher une propriété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Un critère de recherche permet de sélectionner les propriétés dont le prix a été altéré à la hausse, ou à la baisse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En visualisant une propriété, je peux consulter l'historique de la variation du prix de celle-ci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table:number-columns-repeated="1023"/>
        </table:table-row>
        <table:table-row table:style-name="ro4">
          <table:table-cell table:style-name="ce2" office:value-type="float" office:value="36" calcext:value-type="float">
            <text:p>36</text:p>
          </table:table-cell>
          <table:table-cell table:style-name="ce9" office:value-type="string" calcext:value-type="string">
            <text:p>Sans intervention extérieure, le système doit pouvoir enregistrer toute saisie favoris/propriété/profil afin de ne perdre aucune donnée.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Le système conserve la liste des profils et les changements « réels » aux profils. (Un champ passant de vide à rempli n'est pas mémorisé comme ayant déjà été vide)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Le système conserve les favoris des clients, y compris les favoris retirés et les favoris perdus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Le système conserve les propriétés des clients, y compris les propriétés vendues et les propriétés dont le forfait est venu à échéance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table:number-columns-repeated="1023"/>
        </table:table-row>
        <table:table-row table:style-name="ro4">
          <table:table-cell table:style-name="ce2" office:value-type="float" office:value="37" calcext:value-type="float">
            <text:p>37</text:p>
          </table:table-cell>
          <table:table-cell table:style-name="ce9" office:value-type="string" calcext:value-type="string">
            <text:p>En tant que membre, je peux informer l'administrateur d'une fonctionnalité à problème ou d'une amélioration potentielle au logiciel afin d'améliorer la satisfaction de la clientèle.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Lorsque je suis connecté, une option s'affiche permettant de contacter un administrateur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Il m'est possible de choisir une raison de contact et d'entrer un message allant jusqu'à 5000 caractères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Un bouton permet d'envoyer le message à un administrateur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table:number-columns-repeated="102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6" office:value-type="string" calcext:value-type="string">
            <text:p>Sans intervention extérieure, le système doit envoyer des alertes par courriels aux membres afin de les tenir informés.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Le système doit savoir quand et à qui envoyer un courriel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Le système doit pouvoir avoir envoyer des courriels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En cas d'absence de connexion internet, le système mémorise les courriels qui devront être envoyés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Lorsque le système retrouve sa connexion internet, il doit procéder à l'envoi des courriels qui n'ont pu être envoyés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En cas de faille, au redémarrage du serveur, le système doit être en mesure d'envoyer les courriels n'ayant pas été transmis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table:number-columns-repeated="102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6" office:value-type="string" calcext:value-type="string">
            <text:p>Sans intervention extérieure, le système doit retenter les envois de courriels qui ont rebondis.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Si un courriel rebondit, le système tente une seconde fois l'envoi du courriel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Si un courriel rebondit à nouveau, un administrateur est informé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Lorsque le problème avec l'adresse courriel d'un client est réglé, le système recommence ses tentatives d'envoi des courriels concernés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table:number-columns-repeated="102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6" office:value-type="string" calcext:value-type="string">
            <text:p>Sans intervention extérieure, le système doit pouvoir envoyer des suggestions aux acheteurs afin de les inciter à transiger par notre site.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Le système doit chercher parmi les recherches sauvegardées des acheteurs des propriétés populaires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Si un acheteur n'a pas de recherches sauvegardées, les propriétés les plus populaires du site sont utilisées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Un courriel est envoyé avec 5 liens vers ces propriétés populaires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table:number-columns-repeated="1023"/>
        </table:table-row>
        <table:table-row table:style-name="ro5">
          <table:table-cell table:style-name="ce2" office:value-type="float" office:value="41" calcext:value-type="float">
            <text:p>41</text:p>
          </table:table-cell>
          <table:table-cell table:style-name="ce9" office:value-type="string" calcext:value-type="string">
            <text:p>Sans intervention extérieure, le système doit informer en détails l'administrateur pour toute erreur survenue.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Une erreur qui survient est journalisée par le système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Un message est envoyé à l'administrateur indiquant l'erreur survenue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À la connexion d'un administrateur, une option s'affiche lui permettant de visualiser les erreurs survenues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En l'absence d'erreur, cette option ne s'affiche pas afin d'éviter de forcer l'administrateur de la consulter systématiquement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table:number-columns-repeated="102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6" office:value-type="string" calcext:value-type="string">
            <text:p>En tant qu'administrateur, je peux connaître le nombre de propriétés vendues par unité de temps afin de connaître l'efficacité de mon site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En me connectant en tant qu'administrateur, la page à laquelle j'accède présente une liste de rapports d'états que je peux consulter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Je peux visualiser le nombre de propriétés vendues totales dans la dernière semaine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Je peux visualiser le nombre de propriétés vendues totales dans le dernier mois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Je peux visualiser le nombre de propriétés vendues totales dans la dernière année</text:p>
          </table:table-cell>
          <table:table-cell table:style-name="ce7" table:number-columns-repeated="1022"/>
        </table:table-row>
        <table:table-row table:style-name="ro1" table:number-rows-repeated="2">
          <table:table-cell table:style-name="ce2"/>
          <table:table-cell table:style-name="ce7" table:number-columns-repeated="102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6" office:value-type="string" calcext:value-type="string">
            <text:p>En tant qu'administrateur, je peux connaître le taux d'abonnement à mon site afin de déterminer de futures stratégies d'attraction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En me connectant en tant qu'administrateur, la page à laquelle j'accède présente une liste de rapports d'états que je peux consulter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Je peux visualiser le nombre de visiteurs uniques ayant navigué sur le site dans le dernier mois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Je peux visualiser le nombre de ces visiteurs uniques s'étant connecté ou inscrits lors d'une visite dans le dernier mois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Je peux visualiser le pourcentage de visiteurs demeurant anonymes dans le dernier mois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table:number-columns-repeated="102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6" office:value-type="string" calcext:value-type="string">
            <text:p>En tant qu'administrateur, je peux consulter les ventes par catégories afin d'ajuster ma stratégie marketing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En me connectant en tant qu'administrateur, la page à laquelle j'accède présente une liste de rapports d'états que je peux consulter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Je peux visualiser le nombre de propriétés vendues de type terrain par échelle de temps (semaine mois année)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Je peux visualiser le nombre de propriétés vendues de type condo par échelle de temps (semaine mois année)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Je peux visualiser le nombre de propriétés vendues de type unifamiliale par échelle de temps (semaine mois année)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Je peux visualiser le nombre de propriétés vendues de type multiplex par échelle de temps (semaine mois année)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table:number-columns-repeated="102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6" office:value-type="string" calcext:value-type="string">
            <text:p>En tant qu'administrateur, je peux demander la génération d'un rapport téléchargeable afin de gérer les opérations dans un autre logiciel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En me connectant en tant qu'administrateur, la page à laquelle j'accède présente une liste de rapports d'états que je peux consulter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Je peux choisir de générer un rapport des opérations entre deux dates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Le fichier contient toutes les données brutes de connexions/inscriptions disponibles entre ces dates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Le fichier contient toutes les données brutes de vente disponibles entre ces dates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Le fichier téléchargé est au format xml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Toutes les données téléchargées sont anonymisées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table:number-columns-repeated="102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En tant qu'utilisateur anonyme, je peux connaître l'argent économisé par les clients afin d'être tenté de m'inscrire.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À partir de la page d'accueil, je peux voir l'argent épargné par un vendeur ayant vendu dans la dernière année si je ne suis pas connecté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À partir de la page d'accueil, je peux voir l'argent épargné par un acheteur ayant acheté dans la dernière année si je ne suis pas connecté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table:number-columns-repeated="102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6" office:value-type="string" calcext:value-type="string">
            <text:p>En tant qu'acheteur, je veux pouvoir avoir des propriétés favorites afin de pouvoir les suivre plus facilement.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Si je suis connecté en tant qu'acheteur, sur la page de consultation d'une propriété, un bouton me permet d'ajouter une propriété à mes favorites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Sur la page d'accueil, je peux aller consulter mes propriétés favorites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Toutes les propriétés ajoutées à mes favorites y sont présentes, sauf lorsque l'une d'entre elles est vendue à un autre acheteur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table:number-columns-repeated="102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6" office:value-type="string" calcext:value-type="string">
            <text:p>En tant qu'acheteur, je veux pouvoir être informé lorsqu'une propriété favorite est vendue à un autre acheteur.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Lorsqu'un vendeur complète la vente de sa propriété, celle-ci est retirée des mises en ventes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Si un acheteur avait cette propriété dans ces favorites, celui-ci est informé par courriel de la vente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L'acheteur ne peut plus consulter les détails de cette propriété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La propriété est automatiquement retirée de ces favorites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table:number-columns-repeated="102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6" office:value-type="string" calcext:value-type="string">
            <text:p>Sans intervention extérieure, le système doit anonymiser l'information accessible aux administrateurs pour des raisons évidentes de sécurité.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Aucun nom complet ou coordonnées pour rejoindre un client ne doit être visualisable par un rapport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Les données brutes exportables ne doivent pas contenir les coordonnées des clients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table:number-columns-repeated="102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6" office:value-type="string" calcext:value-type="string">
            <text:p>En tant qu'acheteur, je pouvoir simplement visualiser son « Google street view » afin d'améliorer mon appréciation d'une propriété.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En visualisant une propriété, je peux voir une petite image indiquant « me trouver sur une carte »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En cliquant sur l'image, l'utilisateur est redirigé dans un autre onglet à une vue de google maps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table:number-columns-repeated="102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6" office:value-type="string" calcext:value-type="string">
            <text:p>En tant qu'acheteur, je veux pouvoir trier mes résultats de recherche selon la meilleure correspondance.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En tant qu'acheteur, je peux visualiser mes recherches sauvegardées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Je peux choisir un ordre poids à chaque critère et l'enregistrer à ma recherche.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En effectuant une recherche sauvegardée possédant des poids par critère, les poids sont appliqués afin de trier les résultats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Un pourcentage de correspondance est affiché à côté des résultats de recherche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L'application d'un tri annule l'application des points pour la recherche en cours.</text:p>
          </table:table-cell>
          <table:table-cell table:style-name="ce7"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3">
          <table:table-cell/>
          <table:table-cell table:style-name="ce10"/>
          <table:table-cell table:number-columns-repeated="1022"/>
        </table:table-row>
        <table:table-row table:style-name="ro1" table:number-rows-repeated="10482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222:Feuille1.B2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CA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108" number:language="fr" number:country="CA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108P0"/>
    </number:currency-style>
    <number:currency-style style:name="N10107" number:language="fr" number:country="CA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00-00-00</text:date>, <text:time style:data-style-name="N2" text:time-value="19:21:08.8964267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meta:initial-creator>Olivier Dugas</meta:initial-creator>
    <meta:creation-date>2014-08-31T14:25:05Z</meta:creation-date>
    <dc:date>2015-11-20T16:01:17.315574517</dc:date>
    <meta:editing-cycles>64</meta:editing-cycles>
    <meta:editing-duration>P1DT1H39M4S</meta:editing-duration>
    <meta:document-statistic meta:table-count="1" meta:cell-count="363" meta:object-count="0"/>
  </office:meta>
</office:document-meta>
</file>